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text-properties style:text-underline-style="non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8pt" style:font-size-asian="18pt" style:font-size-complex="18pt"/>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forme de la Práctica Profesional Supervisada</text:p>
      <text:p text:style-name="P3">(Primer Informe)</text:p>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Alumno: <text:tab/><text:tab/><text:tab/>Leandro Mársó</text:span></text:p>
      <text:p text:style-name="P2">Matrícula: <text:tab/><text:tab/>199804286</text:p>
      <text:p text:style-name="P2">Supervisor: <text:tab/><text:tab/>Ing. Alejandro Aguirre</text:p>
      <text:p text:style-name="P2">Tutor: <text:tab/><text:tab/><text:tab/>Ing. Pablo Recabarren</text:p>
      <text:p text:style-name="P2">Empresa: <text:tab/><text:tab/>Clariphy Argentina S.A.</text:p>
      <text:p text:style-name="P2">Cátedra: <text:tab/><text:tab/><text:tab/>Práctica Profesional Supervisada</text:p>
      <text:p text:style-name="P2">Fecha: <text:tab/><text:tab/><text:tab/>Agosto 2014</text:p>
      <text:p text:style-name="Standard"><text:soft-page-break/><text:span text:style-name="T2">Objetivo </text:span></text:p>
      <text:p text:style-name="Standard">El objetivo planteado para esta primera etapa fue el de capacitación en la herramienta de diseño y en el lenguaje de programación de extensión del mismo. </text:p>
      <text:p text:style-name="P1"/>
      <text:p text:style-name="P1">Resultados</text:p>
      <text:p text:style-name="Standard"/>
      <text:p text:style-name="Standard">Aprendizaje sobre la tecnología disponible de fabricación y las herramientas necesarias de diseño utilizadas.</text:p>
      <text:p text:style-name="Standard"/>
      <text:p text:style-name="Standard">Sobre el proceso de fabricación en particular, fue necesario tener en claro las reglas que todo diseño de layout deberá cumplir para poder ser fabricado. Estas son principalmente de DRC (Design Rule Check) y de electromigración. Ya que nos imponen límites físicos para las dimensiones y disposición en el plano de las distintas capas que se utilizan para realizar el layout.</text:p>
      <text:p text:style-name="Standard"/>
      <text:p text:style-name="Standard">Se utilizó la herramienta <text:bookmark text:name="VirtuosoLayoutSuiteSKILLReference"/><text:span text:style-name="T2">Virtuoso Layout Suite L</text:span> de Cadence para la creación de las máscaras <text:s/>(Layout) del circuito analógico. También fué necesario usar la herramienta para creación de circuitos esquemáticos <text:s/><text:bookmark text:name="VirtuosoLayoutSuiteSKILLReference1"/><text:span text:style-name="T2">Virtuoso Layout Suite S,</text:span><text:span text:style-name="T4"> también de Cadence.</text:span></text:p>
      <text:p text:style-name="Standard"/>
      <text:p text:style-name="Standard">Para la automatización y extensión de uso de este programa, se aprendió a utilizar un lenguaje de programación en un lenguaje <text:s/>de extensión del CAD utilizado. En el caso de <text:span text:style-name="T2">Virtuoso</text:span>, el lenguaje que se puede utilizar es una variante de LISP llamada <text:span text:style-name="T2">SKILL, </text:span><text:span text:style-name="T4">que ya viene completamente integrado en el CAD</text:span>.</text:p>
      <text:p text:style-name="Standard">También se realizó una búsqueda de un IDE de desarrollo de software para poder trabajar con este lenguaje. Por ser un lenguaje propio de la empresa que desarrolla el CAD, no se encontraron plugins para esta variante de lenguaje en particular. Además, según el nivel de complejidad de los procesos a automatizar, se consideró que por ahora es suficiente con un resaltador de sintaxis de LISP para poder programar comodamente.</text:p>
      <text:p text:style-name="Standard"><text:s/></text:p>
      <text:p text:style-name="Standard">El lenguaje SKILL contiene librerías que nos permiten operar sobre los archivos de tecnología, y se realizó un estudio y pruebas simples sobre esas funciones. También se probaron funciones que nos permite acceder a toda la base de datos del conjunto de diseños.</text:p>
      <text:p text:style-name="Standard"/>
      <text:p text:style-name="Standard">Se realizaron algunas pruebas de uso para automatizar acciones realizadas frecuentemente, de forma exitosa.</text:p>
      <text:p text:style-name="Standard"/>
      <text:p text:style-name="Standard">También se vieron el <text:span text:style-name="T3">layout </text:span>de circuitos de alta velocidad realizados por diseñadores expertos, para recoger patrones constructiovs a automatizar.</text:p>
      <text:p text:style-name="Standard"/>
      <text:p text:style-name="Standard">Por último fué necesario estudiar la documentación disponible sobre la tecnología denominada <text:span text:style-name="T2">Component Description Format (CDF)</text:span><text:span text:style-name="T4">,</text:span><text:span text:style-name="T2"> </text:span><text:span text:style-name="T4">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1">parametrizadas</text:span><text:span text:style-name="T4">)</text:span> <text:s text:c="2"/></text:p>
      <text:p text:style-name="P7"/>
      <text:p text:style-name="P7"/>
      <text:p text:style-name="P7"/>
      <text:p text:style-name="P7"/>
      <text:p text:style-name="P7"/>
      <text:p text:style-name="P7"/>
      <text:p text:style-name="P7">Firma Supervisor <text:s text:c="103"/>Firma T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09-30T12:20:41</dc:date>
    <dc:creator>lean </dc:creator>
    <meta:editing-duration>P1DT16H14M46S</meta:editing-duration>
    <meta:editing-cycles>15</meta:editing-cycles>
    <meta:generator>LibreOffice/3.5$Linux_x86 LibreOffice_project/350m1$Build-2</meta:generator>
    <meta:document-statistic meta:table-count="0" meta:image-count="0" meta:object-count="0" meta:page-count="2" meta:paragraph-count="24" meta:word-count="441" meta:character-count="3029" meta:non-whitespace-character-count="2480"/>
  </office:meta>
</office:document-meta>
</file>